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illeur cas</text:p>
          </table:table-cell>
          <table:table-cell table:style-name="ce1" office:value-type="string" calcext:value-type="string">
            <text:p>O( n Log 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e Cas</text:p>
          </table:table-cell>
          <table:table-cell table:style-name="ce1" office:value-type="string" calcext:value-type="string">
            <text:p>O( n Log n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 Par Ta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orique</text:p>
          </table:table-cell>
        </table:table-row>
        <table:table-row table:style-name="ro1">
          <table:table-cell table:number-columns-repeated="3"/>
          <table:table-cell office:value-type="float" office:value="100005" calcext:value-type="float">
            <text:p>100005</text:p>
          </table:table-cell>
          <table:table-cell office:value-type="string" calcext:value-type="string">
            <text:p>0.034807</text:p>
          </table:table-cell>
          <table:table-cell table:formula="of:=([.D6]*LOG([.D6]))*[.B7]" office:value-type="float" office:value="0.034807" calcext:value-type="float">
            <text:p>0,034807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0.034807/(100005*LOG(100005))" office:value-type="float" office:value="0.0000000696102171682519" calcext:value-type="float">
            <text:p>6,96102171682519E-08</text:p>
          </table:table-cell>
          <table:table-cell/>
          <table:table-cell office:value-type="float" office:value="198999" calcext:value-type="float">
            <text:p>198999</text:p>
          </table:table-cell>
          <table:table-cell office:value-type="string" calcext:value-type="string">
            <text:p>0.066284</text:p>
          </table:table-cell>
          <table:table-cell table:formula="of:=([.D7]*LOG([.D7]))*[.B7]" office:value-type="float" office:value="0.0734016092793457" calcext:value-type="float">
            <text:p>0,073401609279346</text:p>
          </table:table-cell>
        </table:table-row>
        <table:table-row table:style-name="ro1">
          <table:table-cell table:number-columns-repeated="3"/>
          <table:table-cell office:value-type="float" office:value="271000" calcext:value-type="float">
            <text:p>271000</text:p>
          </table:table-cell>
          <table:table-cell office:value-type="string" calcext:value-type="string">
            <text:p>0.092217</text:p>
          </table:table-cell>
          <table:table-cell table:formula="of:=([.D8]*LOG([.D8]))*[.B7]" office:value-type="float" office:value="0.102489536667883" calcext:value-type="float">
            <text:p>0,102489536667883</text:p>
          </table:table-cell>
        </table:table-row>
        <table:table-row table:style-name="ro1">
          <table:table-cell table:number-columns-repeated="3"/>
          <table:table-cell office:value-type="float" office:value="340114" calcext:value-type="float">
            <text:p>340114</text:p>
          </table:table-cell>
          <table:table-cell office:value-type="string" calcext:value-type="string">
            <text:p>0.114987</text:p>
          </table:table-cell>
          <table:table-cell table:formula="of:=([.D9]*LOG([.D9]))*[.B7]" office:value-type="float" office:value="0.130963474908996" calcext:value-type="float">
            <text:p>0,130963474908996</text:p>
          </table:table-cell>
        </table:table-row>
        <table:table-row table:style-name="ro1">
          <table:table-cell table:number-columns-repeated="3"/>
          <table:table-cell office:value-type="float" office:value="461002" calcext:value-type="float">
            <text:p>461002</text:p>
          </table:table-cell>
          <table:table-cell office:value-type="string" calcext:value-type="string">
            <text:p>0.164863</text:p>
          </table:table-cell>
          <table:table-cell table:formula="of:=([.D10]*LOG([.D10]))*[.B7]" office:value-type="float" office:value="0.181750768057598" calcext:value-type="float">
            <text:p>0,181750768057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1:10:45.025354280</meta:creation-date>
    <dc:date>2021-02-20T11:25:03.514526777</dc:date>
    <meta:editing-duration>PT4M8S</meta:editing-duration>
    <meta:editing-cycles>1</meta:editing-cycles>
    <meta:document-statistic meta:table-count="1" meta:cell-count="25" meta:object-count="0"/>
    <meta:generator>LibreOffice/6.4.4.2$Linux_X86_64 LibreOffice_project/40$Build-2</meta:generator>
  </office:meta>
</office:document-meta>
</file>